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3683009694433787643" text:style-name="L1">
        <text:list-item>
          <text:p text:style-name="P3">Use unique names.</text:p>
        </text:list-item>
        <text:list-item>
          <text:p text:style-name="P3">Avoid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41258385"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41259764"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41260567"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1, Chapter 17, G15]</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p text:style-name="Text_20_body">Prevent selector arguments</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41247556"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text:soft-page-break/>Inacceptable Comments</text:h>
      <text:p text:style-name="Text_20_body">[1, Chapter 4, Subchapter: Bad Comments]</text:p>
      <text:list xml:id="list41256631" text:continue-numbering="true" text:style-name="L1">
        <text:list-item>
          <text:p text:style-name="P2">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41258868"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41263157"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4145372484787571076"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text:soft-page-break/>Error Handling</text:h>
      <text:p text:style-name="Text_20_body">[1, Chapter 7]</text:p>
      <text:list xml:id="list5522964847502820173" text:style-name="L3">
        <text:list-item>
          <text:p text:style-name="P5">Use Exceptions rather than return codes</text:p>
        </text:list-item>
        <text:list-item>
          <text:p text:style-name="P5">Write your Try-Catch-Finally statement first</text:p>
        </text:list-item>
        <text:list-item>
          <text:p text:style-name="P5">Use unchecked exceptions. Use checked exceptions only if you really must catch the exception.</text:p>
          <text:list>
            <text:list-item>
              <text:p text:style-name="P5">only relevant for Java?</text:p>
            </text:list-item>
          </text:list>
        </text:list-item>
        <text:list-item>
          <text:p text:style-name="P5">Provide context with Exceptions</text:p>
        </text:list-item>
        <text:list-item>
          <text:p text:style-name="P5">Define Exception Classes in Terms of a Caller's Needs</text:p>
          <text:list>
            <text:list-item>
              <text:p text:style-name="P5">Wrapping third-party APIs is a best practice</text:p>
            </text:list-item>
            <text:list-item>
              <text:p text:style-name="P5">Often a single exception class is fine for a particular area of code</text:p>
            </text:list-item>
          </text:list>
        </text:list-item>
        <text:list-item>
          <text:p text:style-name="P5">Consider the Special Case Pattern</text:p>
        </text:list-item>
        <text:list-item>
          <text:p text:style-name="P5">Don't return null</text:p>
        </text:list-item>
        <text:list-item>
          <text:p text:style-name="P5">Don't pass null</text:p>
        </text:list-item>
      </text:list>
      <text:h text:style-name="Heading_20_2" text:outline-level="2">Boundaries</text:h>
      <text:p text:style-name="Text_20_body">[1, Chapter 8]</text:p>
      <text:list xml:id="list356844005130210473" text:style-name="L4">
        <text:list-item>
          <text:p text:style-name="P6">Prevent passing around API Interfaces</text:p>
        </text:list-item>
        <text:list-item>
          <text:p text:style-name="P6">Consider "learning tests" for third party code</text:p>
        </text:list-item>
      </text:list>
      <text:h text:style-name="Heading_20_2" text:outline-level="2">Unit Tests</text:h>
      <text:p text:style-name="Text_20_body">[1, Chapter 9]</text:p>
      <text:list xml:id="list4958542428808248766" text:style-name="L5">
        <text:list-item>
          <text:p text:style-name="P7">Consider TTD</text:p>
        </text:list-item>
        <text:list-item>
          <text:p text:style-name="P7">keep Unit Tests clean</text:p>
          <text:list>
            <text:list-item>
              <text:p text:style-name="P7">refactor them</text:p>
            </text:list-item>
            <text:list-item>
              <text:p text:style-name="P7">consider domain-specific testing language</text:p>
            </text:list-item>
          </text:list>
        </text:list-item>
        <text:list-item>
          <text:p text:style-name="P7">For example on resource usage a dual standard may be a good choice</text:p>
        </text:list-item>
        <text:list-item>
          <text:p text:style-name="P7">minimize the number of asserts in a test</text:p>
        </text:list-item>
        <text:list-item>
          <text:p text:style-name="P7">Single Concept per Test</text:p>
        </text:list-item>
        <text:list-item>
          <text:p text:style-name="P7">F.I.R.S.T.</text:p>
        </text:list-item>
      </text:list>
      <text:h text:style-name="Heading_20_2" text:outline-level="2">Classes</text:h>
      <text:p text:style-name="Text_20_body">[1, Chapter 10]</text:p>
      <text:list xml:id="list7484551035600211514" text:style-name="L6">
        <text:list-item>
          <text:p text:style-name="P8">Classes should be small</text:p>
        </text:list-item>
        <text:list-item>
          <text:p text:style-name="P8">Single Responsibility Principle</text:p>
          <text:list>
            <text:list-item>
              <text:p text:style-name="P8">One reason to change</text:p>
            </text:list-item>
          </text:list>
        </text:list-item>
        <text:list-item>
          <text:p text:style-name="P8"><text:soft-page-break/>Maximize cohesion between instance variables and methods.</text:p>
          <text:list>
            <text:list-item>
              <text:p text:style-name="P8">Low cohesion between instance variable and methods may indicate the necessity to break out another class.</text:p>
            </text:list-item>
          </text:list>
        </text:list-item>
        <text:list-item>
          <text:p text:style-name="P8">Open-Closed-Principle (OCP)</text:p>
        </text:list-item>
        <text:list-item>
          <text:p text:style-name="P8">Dependency-Inversion-Principle (DIP)</text:p>
        </text:list-item>
      </text:list>
      <text:h text:style-name="Heading_20_2" text:outline-level="2">Systems</text:h>
      <text:p text:style-name="Text_20_body">[1, Chapter 11]</text:p>
      <text:list xml:id="list4085049521103108277" text:style-name="L7">
        <text:list-item>
          <text:p text:style-name="P9">Separate Constructing a System from Using It</text:p>
          <text:list>
            <text:list-item>
              <text:p text:style-name="P9">Separation of Main</text:p>
            </text:list-item>
            <text:list-item>
              <text:p text:style-name="P9">Factories</text:p>
            </text:list-item>
            <text:list-item>
              <text:p text:style-name="P9">Dependency Injection</text:p>
            </text:list-item>
          </text:list>
        </text:list-item>
        <text:list-item>
          <text:p text:style-name="P9">Scaling Up</text:p>
          <text:list>
            <text:list-item>
              <text:p text:style-name="P9">Separate concerns</text:p>
            </text:list-item>
            <text:list-item>
              <text:p text:style-name="P9">AOP</text:p>
            </text:list-item>
          </text:list>
        </text:list-item>
      </text:list>
      <text:h text:style-name="Heading_20_2" text:outline-level="2">Concurrency</text:h>
      <text:p text:style-name="Text_20_body">[1, Chapter 12]</text:p>
      <text:list xml:id="list7226267216838404041" text:style-name="L8">
        <text:list-item>
          <text:p text:style-name="P10">Keep your concurrency-related code separated from other code. (SRP)</text:p>
        </text:list-item>
        <text:list-item>
          <text:p text:style-name="P10">Limit the Scope of Data.</text:p>
        </text:list-item>
        <text:list-item>
          <text:p text:style-name="P10">Use Copies of Data.</text:p>
        </text:list-item>
        <text:list-item>
          <text:p text:style-name="P10">Threads should be as independent as possible.</text:p>
        </text:list-item>
        <text:list-item>
          <text:p text:style-name="P10">Know your library.</text:p>
        </text:list-item>
        <text:list-item>
          <text:p text:style-name="P10">Avoid using more than one method on a shared object.</text:p>
        </text:list-item>
        <text:list-item>
          <text:p text:style-name="P10">Keep synchronized sections as small as possible.</text:p>
        </text:list-item>
        <text:list-item>
          <text:p text:style-name="P10">Think about shut-down</text:p>
        </text:list-item>
        <text:list-item>
          <text:p text:style-name="P10">Write tests that have the potential to expose problems.</text:p>
        </text:list-item>
        <text:list-item>
          <text:p text:style-name="P10">Jiggling</text:p>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text:soft-page-break/>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5415040687176544503" text:style-name="L9">
        <text:list-item>
          <text:p text:style-name="P11">ISO/IEC 9126</text:p>
        </text:list-item>
      </text:list>
      <text:h text:style-name="Heading_20_2" text:outline-level="2">Testing</text:h>
      <text:list xml:id="list3079055357211211583" text:style-name="L10">
        <text:list-item>
          <text:p text:style-name="P12">Test Double (Mezzaros07)</text:p>
          <text:list>
            <text:list-item>
              <text:p text:style-name="P12"><text:a xlink:type="simple" xlink:href="https://en.wikipedia.org/wiki/Test_double" text:style-name="Internet_20_link" text:visited-style-name="Visited_20_Internet_20_Link">https://en.wikipedia.org/wiki/Test_double</text:a></text:p>
            </text:list-item>
          </text:list>
        </text:list-item>
        <text:list-item>
          <text:p text:style-name="P12">Mock Object</text:p>
        </text:list-item>
      </text:list>
      <text:h text:style-name="Heading_20_2" text:outline-level="2">Aspect-Oriented Programming</text:h>
      <text:h text:style-name="Heading_20_2" text:outline-level="2">Architecture</text:h>
      <text:p text:style-name="Text_20_body">[1, Chapter 11]</text:p>
      <text:p text:style-name="Text_20_body">"An optimal system architecture consists of modularized domains of concern, each of which is implemented with Plain (...) Ojects. The different domains are integrated together with minimal invasive Aspects or Aspect-like tools. This architecture can be test-driven, just like the code."</text:p>
      <text:h text:style-name="Heading_20_2" text:outline-level="2">Domain-Specific Programming Language</text:h>
      <text:p text:style-name="Text_20_body"><text:a xlink:type="simple" xlink:href="https://en.wikipedia.org/wiki/Domain-specific_language" text:style-name="Internet_20_link" text:visited-style-name="Visited_20_Internet_20_Link">https://en.wikipedia.org/wiki/Domain-specific_language</text:a></text:p>
      <text:p text:style-name="Text_20_body"/>
      <text:h text:style-name="Heading_20_1" text:outline-level="1">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0H26M43S</meta:editing-duration>
    <meta:editing-cycles>121</meta:editing-cycles>
    <meta:generator>OpenOffice/4.1.6$Win32 OpenOffice.org_project/416m1$Build-9790</meta:generator>
    <dc:date>2019-10-12T21:05:35.92</dc:date>
    <meta:document-statistic meta:table-count="1" meta:image-count="0" meta:object-count="0" meta:page-count="7" meta:paragraph-count="218" meta:word-count="1523" meta:character-count="9499"/>
    <meta:user-defined meta:name="Info 1"/>
    <meta:user-defined meta:name="Info 2"/>
    <meta:user-defined meta:name="Info 3"/>
    <meta:user-defined meta:name="Info 4"/>
  </office:meta>
</office:document-meta>
</file>